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503f7" officeooo:paragraph-rsid="001503f7"/>
    </style:style>
    <style:style style:name="P2" style:family="paragraph" style:parent-style-name="Standard">
      <style:paragraph-properties fo:text-align="start" style:justify-single-word="false"/>
      <style:text-properties officeooo:rsid="001503f7" officeooo:paragraph-rsid="001503f7"/>
    </style:style>
    <style:style style:name="P3" style:family="paragraph" style:parent-style-name="Standard">
      <style:paragraph-properties fo:text-align="start" style:justify-single-word="false"/>
      <style:text-properties fo:font-weight="bold" officeooo:rsid="001503f7" officeooo:paragraph-rsid="001503f7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rsid="00167e27" officeooo:paragraph-rsid="00167e27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bold" officeooo:rsid="0017a2f2" officeooo:paragraph-rsid="0017a2f2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bold" officeooo:rsid="0018b815" officeooo:paragraph-rsid="0018b815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weight="bold" officeooo:rsid="001e3d59" officeooo:paragraph-rsid="001e3d59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font-weight="bold" officeooo:rsid="001e3d59" officeooo:paragraph-rsid="001eb5d0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font-weight="bold" officeooo:rsid="0020ab2f" officeooo:paragraph-rsid="0020ab2f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weight="normal" officeooo:rsid="00167e27" officeooo:paragraph-rsid="00167e27" style:font-weight-asian="normal" style:font-weight-complex="normal"/>
    </style:style>
    <style:style style:name="P11" style:family="paragraph" style:parent-style-name="Standard">
      <style:paragraph-properties fo:text-align="center" style:justify-single-word="false"/>
      <style:text-properties fo:font-weight="normal" officeooo:rsid="00167e27" officeooo:paragraph-rsid="00167e27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weight="normal" officeooo:rsid="0017a2f2" officeooo:paragraph-rsid="0017a2f2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c6282" style:font-weight-asian="normal" style:font-weight-complex="normal"/>
    </style:style>
    <style:style style:name="T3" style:family="text">
      <style:text-properties fo:font-weight="normal" officeooo:rsid="001eb5d0" style:font-weight-asian="normal" style:font-weight-complex="normal"/>
    </style:style>
    <style:style style:name="T4" style:family="text">
      <style:text-properties fo:font-weight="normal" officeooo:rsid="0020ab2f" style:font-weight-asian="normal" style:font-weight-complex="normal"/>
    </style:style>
    <style:style style:name="T5" style:family="text">
      <style:text-properties officeooo:rsid="0020ab2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Reinforcement Learning</text:p>
      <text:p text:style-name="P1">RL in search space</text:p>
      <text:p text:style-name="P1">(Monte Carlo Tree Search)</text:p>
      <text:p text:style-name="P1"/>
      <text:p text:style-name="P2"/>
      <text:p text:style-name="P2">RL- Many different approaches: </text:p>
      <text:p text:style-name="P2">- dynamic programming. Start out in the final state, propagate the value backwards to the start state. (in practical sense)</text:p>
      <text:p text:style-name="P2"/>
      <text:p text:style-name="P2">- Monte Carlo Methods: Start at one spot in the seach space. Try to solve the problem entierly before going back and evaluating. So basically play they whole shit to end/goal state then go back in the path and updates nodes/states. </text:p>
      <text:p text:style-name="P2"/>
      <text:p text:style-name="P2">- Temporal differencing. Doesnt require a lot of search. </text:p>
      <text:p text:style-name="P2"/>
      <text:p text:style-name="P3">Policy: <text:span text:style-name="T1">Takes a state and returns an action (also called actor). (Tells you what to do in a given state)</text:span></text:p>
      <text:p text:style-name="P3"><text:span text:style-name="T1"/></text:p>
      <text:p text:style-name="P4">Generalized policy iteration: ???</text:p>
      <text:p text:style-name="P4"/>
      <text:p text:style-name="P10">RL → Solving a problem with a policy. Policy gets updated if needed. </text:p>
      <text:p text:style-name="P4">On policy: <text:span text:style-name="T1">Target policy == behavior policy</text:span></text:p>
      <text:p text:style-name="P4">Off policy: <text:span text:style-name="T1">Target and behavior policy are seperate</text:span></text:p>
      <text:p text:style-name="P10">- Behavior policy</text:p>
      <text:p text:style-name="P10">- Exploratory policy</text:p>
      <text:p text:style-name="P10">- Default policy</text:p>
      <text:p text:style-name="P10">- …</text:p>
      <text:p text:style-name="P10"/>
      <text:p text:style-name="P10"/>
      <text:p text:style-name="P11">Monte Carlo Tree Search</text:p>
      <text:p text:style-name="P10"/>
      <text:p text:style-name="P10">Dont have a model ahead of time, just need to try things, many things. Save up a lot stats that helps solve the problem.</text:p>
      <text:p text:style-name="P10">1 sample = 1 full “solve” of the problem</text:p>
      <text:p text:style-name="P10"/>
      <text:p text:style-name="P10">3 different policy: Tree policy is the extra</text:p>
      <text:p text:style-name="P10">- How to move in the tree</text:p>
      <text:p text:style-name="P10"/>
      <text:p text:style-name="P4">Rollout Simulations: ???</text:p>
      <text:p text:style-name="P10"/>
      <text:p text:style-name="P10">MCTS is very similar to MiniMax(alphabetapruning). </text:p>
      <text:p text:style-name="P10"/>
      <text:p text:style-name="P12">For assignment: Defualt policy is on-policy behavior. Get smarter every turn. Could also use off-policy behavior, will then get 3 policies and be very explorative. </text:p>
      <text:p text:style-name="P12"/>
      <text:p text:style-name="P12">Ultimate goal of MCTS is to produce good Q values. If you are in state S and take action A what is the value of doing that action in that state. </text:p>
      <text:p text:style-name="P12">The edges in the tree represent the Q values. Backpropagating updates this Q values among the other edges in that path. </text:p>
      <text:p text:style-name="P5">Visit count: <text:span text:style-name="T1">Another important thing. How many times a node or edge(??? idk, need to elaborate) is visited. </text:span></text:p>
      <text:p text:style-name="P5"><text:span text:style-name="T1"/></text:p>
      <text:p text:style-name="P5"><text:span text:style-name="T1">UCT (upper confidence bound for trees): Very popular algorithm for computing exploration bonus u(s,a) in MCTS. </text:span></text:p>
      <text:p text:style-name="P5"><text:span text:style-name="T1"/></text:p>
      <text:p text:style-name="P6"><text:span text:style-name="T1">States should include which player is making the move for evaluating the state. </text:span><text:span text:style-name="T2">(important for games with 2 players, duh)</text:span></text:p>
      <text:p text:style-name="P7"><text:soft-page-break/><text:span text:style-name="T2">T</text:span><text:span text:style-name="T1">ree policy: For moving from tree rot to a leaf. How you move around in a tree. Here we using Qvalue + Uvalue for every edge to decide where to move next. Then default policy </text:span></text:p>
      <text:p text:style-name="P7"><text:span text:style-name="T1"/></text:p>
      <text:p text:style-name="P7"><text:span text:style-name="T1">Default Policy: For roll-out form leaf to final state. Same as behaviour policy in standard RL terminology</text:span></text:p>
      <text:p text:style-name="P7"><text:span text:style-name="T1"/></text:p>
      <text:p text:style-name="P8"><text:span text:style-name="T1">Target policy: This will not be in asgn2 but will be in asgn3. Strategy being improved (learned) by repeated runs of MCTS. </text:span></text:p>
      <text:p text:style-name="P8"><text:span text:style-name="T1"/></text:p>
      <text:p text:style-name="P8"><text:span text:style-name="T3">Greedy strategy: Always take the action that gives the best numbers. Greedy = dont think about the future takes what is best right here and now. What next move gives the best number(s). </text:span></text:p>
      <text:p text:style-name="P8"><text:span text:style-name="T3"/></text:p>
      <text:p text:style-name="P8"><text:span text:style-name="T5">Epsilon greedy strategy: </text:span><text:span text:style-name="T4">Exploratory with target policy. (Keith hack for exploratory behavior when not usually have it with target policy)</text:span><text:span text:style-name="T1"> </text:span></text:p>
      <text:p text:style-name="P6"><text:span text:style-name="T1"/></text:p>
      <text:p text:style-name="P9"><text:span text:style-name="T1">Learning in MCTS in asgn2: Q and U values updates which changes the path taken in the tree, therefore in asgn2 learning happens by changing Q and U values. </text:span></text:p>
      <text:p text:style-name="P9"><text:span text:style-name="T1"/></text:p>
      <text:p text:style-name="P9">Catastrophic forgetting: ???</text:p>
      <text:p text:style-name="P12"/>
      <text:p text:style-name="P12"/>
      <text:p text:style-name="P3"><text:span text:style-name="T1"/></text:p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8T09:59:11.914155830</meta:creation-date>
    <dc:date>2018-10-08T11:48:14.390553328</dc:date>
    <meta:editing-duration>PT23M43S</meta:editing-duration>
    <meta:editing-cycles>5</meta:editing-cycles>
    <meta:generator>LibreOffice/6.0.3.2$Linux_X86_64 LibreOffice_project/00m0$Build-2</meta:generator>
    <meta:document-statistic meta:table-count="0" meta:image-count="0" meta:object-count="0" meta:page-count="2" meta:paragraph-count="36" meta:word-count="498" meta:character-count="2873" meta:non-whitespace-character-count="2396"/>
  </office:meta>
</office:document-meta>
</file>